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3f5" officeooo:paragraph-rsid="001e03f5"/>
    </style:style>
    <style:style style:name="P2" style:family="paragraph" style:parent-style-name="Standard">
      <style:text-properties officeooo:rsid="001fd77c" officeooo:paragraph-rsid="001fd7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gym환경 설정</text:p>
      <text:p text:style-name="P1">2. DQN 네트워크 아키텍처 클래스 구성</text:p>
      <text:p text:style-name="P1">3. loss_fn, optimizer 함수 구성</text:p>
      <text:p text:style-name="P2"><text:s/>make pre_training function도 해야함</text:p>
      <text:p text:style-name="P1">4. 학습 함수 구성</text:p>
      <text:p text:style-name="P1">5. 최적 모델 저장하기</text:p>
      <text:p text:style-name="P1">6. 최적 모델 불러서 돌리고, 그것 녹화하기</text:p>
      <text:p text:style-name="P1"/>
      <text:p text:style-name="P1">7. 리플레이버퍼</text:p>
      <text:p text:style-name="P1">8. 타겟 네트워크 학습 주기 조정하기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4:33:43.197302443</meta:creation-date>
    <dc:date>2024-05-17T18:14:20.364110500</dc:date>
    <meta:editing-duration>PT1H19M2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91" meta:character-count="173" meta:non-whitespace-character-count="139"/>
  </office:meta>
</office:document-meta>
</file>